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1c155" officeooo:paragraph-rsid="0001c155"/>
    </style:style>
    <style:style style:name="P2" style:family="paragraph" style:parent-style-name="Standard">
      <style:text-properties fo:language="pl" fo:country="PL" officeooo:rsid="00024250" officeooo:paragraph-rsid="00024250"/>
    </style:style>
    <style:style style:name="P3" style:family="paragraph" style:parent-style-name="Standard">
      <style:text-properties fo:language="pl" fo:country="PL" officeooo:rsid="0002b5a6" officeooo:paragraph-rsid="0002b5a6"/>
    </style:style>
    <style:style style:name="P4" style:family="paragraph" style:parent-style-name="Standard">
      <style:text-properties fo:language="pl" fo:country="PL" officeooo:rsid="0003bba7" officeooo:paragraph-rsid="0003bba7"/>
    </style:style>
    <style:style style:name="P5" style:family="paragraph" style:parent-style-name="Standard">
      <style:text-properties fo:language="pl" fo:country="PL" officeooo:rsid="0006ccb3" officeooo:paragraph-rsid="0006ccb3"/>
    </style:style>
    <style:style style:name="P6" style:family="paragraph" style:parent-style-name="Standard">
      <style:text-properties fo:language="pl" fo:country="PL" fo:font-weight="bold" officeooo:rsid="0006ccb3" officeooo:paragraph-rsid="0006ccb3" style:font-weight-asian="bold" style:font-weight-complex="bold"/>
    </style:style>
    <style:style style:name="P7" style:family="paragraph" style:parent-style-name="Standard">
      <style:text-properties fo:language="pl" fo:country="PL" fo:font-weight="bold" officeooo:rsid="0008dd1b" officeooo:paragraph-rsid="0008dd1b" style:font-weight-asian="bold" style:font-weight-complex="bold"/>
    </style:style>
    <style:style style:name="P8" style:family="paragraph" style:parent-style-name="Standard">
      <style:text-properties fo:language="pl" fo:country="PL" officeooo:rsid="00086ae2" officeooo:paragraph-rsid="00086ae2"/>
    </style:style>
    <style:style style:name="P9" style:family="paragraph" style:parent-style-name="Standard">
      <style:text-properties fo:language="pl" fo:country="PL" fo:font-weight="normal" officeooo:rsid="0006ccb3" officeooo:paragraph-rsid="0006ccb3" style:font-weight-asian="normal" style:font-weight-complex="normal"/>
    </style:style>
    <style:style style:name="P10" style:family="paragraph" style:parent-style-name="Standard">
      <style:text-properties fo:language="pl" fo:country="PL" officeooo:rsid="0006ccb3" officeooo:paragraph-rsid="0006ccb3"/>
    </style:style>
    <style:style style:name="P11" style:family="paragraph" style:parent-style-name="Standard">
      <style:text-properties fo:language="pl" fo:country="PL" officeooo:rsid="0003bba7" officeooo:paragraph-rsid="0003bba7"/>
    </style:style>
    <style:style style:name="T1" style:family="text">
      <style:text-properties officeooo:rsid="0002b5a6"/>
    </style:style>
    <style:style style:name="T2" style:family="text">
      <style:text-properties officeooo:rsid="00086ae2"/>
    </style:style>
    <style:style style:name="T3" style:family="text">
      <style:text-properties officeooo:rsid="000c28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1. Kategorie zawodów.</text:p>
      <text:p text:style-name="P1">Zawody będą dzielone na cztery kategorie:</text:p>
      <text:p text:style-name="P2">I – Mistrzostwa Polski (raz w roku).</text:p>
      <text:p text:style-name="P2">II – Puchar Polski, <text:span text:style-name="T1">cykliczne zawody wysokiej rangi o uznanej renomie (np. LFN, Freestival).</text:span></text:p>
      <text:p text:style-name="P2">III – <text:span text:style-name="T1">Ogólnopolskie niezakwalifikowane do kategorii II.</text:span></text:p>
      <text:p text:style-name="P2">IV – turnieje lokalne, regionalne (np. mistrzostwa województwa)</text:p>
      <text:p text:style-name="P2"/>
      <text:p text:style-name="P3">Na zakwalifikowanie zawodów do konkretnej rangi ma wpływ:</text:p>
      <text:p text:style-name="P3">- budżet zawodów,</text:p>
      <text:p text:style-name="P3">- miejsce zawodów,</text:p>
      <text:p text:style-name="P3">- renoma turnieju,</text:p>
      <text:p text:style-name="P3">- promocja,</text:p>
      <text:p text:style-name="P3">- liczba zapisanych zawodników z TOP 10 aktualnego rankingu na 14 dni przed rozpoczęciem zawodów</text:p>
      <text:p text:style-name="P3"/>
      <text:p text:style-name="P6">2. Punktacja za zajęcia poszczególnych miejsc w zawodach.</text:p>
      <text:p text:style-name="P6"/>
      <text:p text:style-name="P9">Liczba punktów dodanych do rankingu PZFF za każde zawody to iloczyn dwóch składowych:<text:line-break/>* bazowe punkty za zajęcie miejsc 1-32,</text:p>
      <text:p text:style-name="P9">* mnożnik kategorii zawodów.</text:p>
      <text:p text:style-name="P9"/>
      <text:p text:style-name="P5">a) Bazowe punkty za zajęcie konkretnego miejsca w zawodach.</text:p>
      <text:p text:style-name="P4">I miejsce – 100 pkt.</text:p>
      <text:p text:style-name="P4">II miejsce – 70 pkt.</text:p>
      <text:p text:style-name="P4">III miejsce – 50 pkt.</text:p>
      <text:p text:style-name="P4">IV miejsce – 40 pkt.</text:p>
      <text:p text:style-name="P4">Miejsca 5-8* – 20 pkt.</text:p>
      <text:p text:style-name="P4">Miejsca 9-16 – 10 pkt.*</text:p>
      <text:p text:style-name="P4">Miejsca 17-32 – 5 pkt.*</text:p>
      <text:p text:style-name="P4">Udział w zawodach – 1 pkt.**</text:p>
      <text:p text:style-name="P4"/>
      <text:p text:style-name="P4">* <text:span text:style-name="T3">w zależności od liczby zawodników</text:span></text:p>
      <text:p text:style-name="P4">** <text:span text:style-name="T3">punktów za udział nie dotyczy mnożnik kategorii zawodów</text:span></text:p>
      <text:p text:style-name="P4"/>
      <text:p text:style-name="P5">b) Mnożnik kategorii zawodów:</text:p>
      <text:p text:style-name="P5">I kategoria – 4</text:p>
      <text:p text:style-name="P5">II kategoria – 3</text:p>
      <text:p text:style-name="P5">III kategoria – 2</text:p>
      <text:p text:style-name="P5">IV kategoria – 1</text:p>
      <text:p text:style-name="P5"/>
      <text:p text:style-name="P5">Przykład 1</text:p>
      <text:p text:style-name="P5">Mistrz Polski otrzymuje 100 pkt za zwycięstwo w zawodach. Następnie punkty te mnoży się przez 4 ze względu na kategorię zawodów. <text:span text:style-name="T2">Dopisuje się </text:span>400 pkt. do rankingu.</text:p>
      <text:p text:style-name="P5">Przykład 2</text:p>
      <text:p text:style-name="P5">Gracz X zajmuje 6 miejsce na Freestivalu w Żerkowie 2021. Otrzymuje 20 pkt. <text:span text:style-name="T2">z</text:span>a miejsca 5-8, a następnie mnoży się te p<text:span text:style-name="T2">unkty przez 3 ze względu na rangę zawodów. Dopisuje się 60 punktów do rankingu.</text:span></text:p>
      <text:p text:style-name="P5"/>
      <text:p text:style-name="P5"><text:soft-page-break/></text:p>
      <text:p text:style-name="P5"/>
      <text:p text:style-name="P5"/>
      <text:p text:style-name="P7">3. Wartość osiągnięć względem upływającego czasu</text:p>
      <text:p text:style-name="P8">Otrzymana ilość punktów za każde zawody utrzymuje w rankingu swoją stuprocentową wartość przez rok od dnia odbycia się zawodów. Z każdym kolejnym rokiem ilość punktów w rankingu za te zawody spada, by ostatecznie po czterech latach zupełnie z niego zniknąć. Oczywiście w rankingu wszech czasów pozostanie.</text:p>
      <text:p text:style-name="P8"/>
      <text:p text:style-name="P8">100 % przez rok</text:p>
      <text:p text:style-name="P8">75 % w drugim roku</text:p>
      <text:p text:style-name="P8">50 % w trzecim roku</text:p>
      <text:p text:style-name="P8">25 % w czwartym roku</text:p>
      <text:p text:style-name="P8">Po czterech latach 0 %.</text:p>
      <text:p text:style-name="P8"/>
      <text:p text:style-name="P8">Dzięki temu Mistrz Polski 2020 będzie miał 400 punktów za swoje osiągnięcie, a Mistrz Polski z 2017 będzie miał tych punktów 200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12-10T15:09:49.989000000</dc:date>
    <meta:editing-duration>PT45M15S</meta:editing-duration>
    <meta:editing-cycles>4</meta:editing-cycles>
    <meta:document-statistic meta:table-count="0" meta:image-count="0" meta:object-count="0" meta:page-count="2" meta:paragraph-count="43" meta:word-count="344" meta:character-count="2114" meta:non-whitespace-character-count="1797"/>
  </office:meta>
</office:document-meta>
</file>